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2e8" officeooo:paragraph-rsid="001f62e8"/>
    </style:style>
    <style:style style:name="P2" style:family="paragraph" style:parent-style-name="Standard" style:list-style-name="L1">
      <style:text-properties officeooo:rsid="001f62e8" officeooo:paragraph-rsid="001f62e8"/>
    </style:style>
    <style:style style:name="P3" style:family="paragraph" style:parent-style-name="Standard" style:list-style-name="L2">
      <style:text-properties officeooo:rsid="001f62e8" officeooo:paragraph-rsid="001f62e8"/>
    </style:style>
    <style:style style:name="P4" style:family="paragraph" style:parent-style-name="Heading_20_1">
      <style:text-properties officeooo:rsid="001f62e8" officeooo:paragraph-rsid="001f62e8"/>
    </style:style>
    <style:style style:name="P5" style:family="paragraph" style:parent-style-name="Text_20_body" style:list-style-name="L3">
      <style:text-properties officeooo:rsid="001f62e8" officeooo:paragraph-rsid="001f62e8"/>
    </style:style>
    <style:style style:name="P6" style:family="paragraph" style:parent-style-name="Text_20_body" style:list-style-name="L4">
      <style:text-properties officeooo:rsid="001f62e8" officeooo:paragraph-rsid="001f62e8"/>
    </style:style>
    <style:style style:name="P7" style:family="paragraph" style:parent-style-name="Text_20_body" style:list-style-name="L5">
      <style:text-properties officeooo:rsid="001f62e8" officeooo:paragraph-rsid="001f62e8"/>
    </style:style>
    <style:style style:name="P8" style:family="paragraph" style:parent-style-name="Text_20_body" style:list-style-name="L6">
      <style:text-properties officeooo:rsid="002155a8" officeooo:paragraph-rsid="002155a8"/>
    </style:style>
    <style:style style:name="P9" style:family="paragraph" style:parent-style-name="Text_20_body">
      <style:text-properties officeooo:rsid="001f62e8" officeooo:paragraph-rsid="001f62e8"/>
    </style:style>
    <style:style style:name="T1" style:family="text">
      <style:text-properties officeooo:rsid="002155a8"/>
    </style:style>
    <style:style style:name="T2" style:family="text">
      <style:text-properties officeooo:rsid="00224b69"/>
    </style:style>
    <style:style style:name="T3" style:family="text">
      <style:text-properties officeooo:rsid="002041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oking Glass Tech Stack</text:p>
      <text:p text:style-name="P1"/>
      <text:h text:style-name="Heading_20_1" text:outline-level="1">Languages</text:h>
      <text:list text:style-name="L1">
        <text:list-item>
          <text:p text:style-name="P2">Javascript</text:p>
        </text:list-item>
        <text:list-item>
          <text:p text:style-name="P2">HTML</text:p>
        </text:list-item>
        <text:list-item>
          <text:p text:style-name="P2">SQL</text:p>
        </text:list-item>
      </text:list>
      <text:p text:style-name="P1"/>
      <text:h text:style-name="Heading_20_1" text:outline-level="1">Database</text:h>
      <text:list text:style-name="L2">
        <text:list-item>
          <text:p text:style-name="P3">Postgres</text:p>
        </text:list-item>
      </text:list>
      <text:h text:style-name="P4" text:outline-level="1">Development Environments</text:h>
      <text:list text:style-name="L3">
        <text:list-item>
          <text:p text:style-name="P5">Visual Studio Code for Javascript,<text:span text:style-name="T1"> Node.js, terminal, etc. <text:s/></text:span><text:span text:style-name="T2">Run the server from here. </text:span></text:p>
        </text:list-item>
        <text:list-item>
          <text:p text:style-name="P5">pgAdmin for Postgres.</text:p>
        </text:list-item>
      </text:list>
      <text:h text:style-name="Heading_20_1" text:outline-level="1">Runtime Environment</text:h>
      <text:list text:style-name="L4">
        <text:list-item>
          <text:p text:style-name="P6">Node.js – allows Javascript to run outside a browser <text:span text:style-name="T3">during development</text:span>. <text:s/>Used within Visual Studio Code. </text:p>
        </text:list-item>
      </text:list>
      <text:h text:style-name="Heading_20_1" text:outline-level="1">Libraries</text:h>
      <text:list text:style-name="L5">
        <text:list-item>
          <text:p text:style-name="P7">D3 – <text:span text:style-name="T1">For visualization</text:span></text:p>
        </text:list-item>
      </text:list>
      <text:h text:style-name="Heading_20_1" text:outline-level="1">Reverse Proxy</text:h>
      <text:list text:style-name="L6">
        <text:list-item>
          <text:p text:style-name="P8">Cloudflare – May not be needed with GM server. 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1:46:20.831647000</meta:creation-date>
    <dc:date>2025-08-26T20:20:11.852627700</dc:date>
    <meta:editing-duration>PT5H28M58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6" meta:word-count="68" meta:character-count="422" meta:non-whitespace-character-count="371"/>
  </office:meta>
</office:document-meta>
</file>